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567cm" fo:min-width="0.758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199cm" fo:min-width="0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78cm" draw:marker-end="Arrow" draw:marker-end-width="0.2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2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477cm"/>
      <style:paragraph-properties style:writing-mode="lr-tb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.517cm" fo:min-width="0.708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258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loext:graphic-properties draw:fill="none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loext:graphic-properties draw:fill="none"/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778cm" svg:height="1.155cm" svg:x="15.212cm" svg:y="1.651cm">
          <text:p text:style-name="P1"><text:span text:style-name="T1">wait_startu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778cm" svg:height="1.155cm" svg:x="15.212cm" svg:y="5.652cm">
          <text:p text:style-name="P1"><text:span text:style-name="T1">wait_s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0.635cm" svg:height="0.635cm" svg:x="18.514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8.514cm" svg:y1="0.826cm" svg:x2="16.101cm" svg:y2="1.651cm" draw:start-shape="id1" draw:start-glue-point="6" draw:end-shape="id2" draw:end-glue-point="4" svg:d="M18514 826c-1609 0-2413 275-2413 825" svg:viewBox="0 0 2414 826">
          <text:p/>
        </draw:connector>
        <draw:connector draw:style-name="gr3" draw:text-style-name="P4" draw:layer="layout" draw:type="curve" svg:x1="16.101cm" svg:y1="2.806cm" svg:x2="16.101cm" svg:y2="5.652cm" draw:end-shape="id3" draw:end-glue-point="4" svg:d="M16101 2806v2846" svg:viewBox="0 0 1 2847">
          <text:p/>
        </draw:connector>
        <draw:line draw:style-name="gr4" draw:text-style-name="P4" draw:layer="layout" svg:x1="13.843cm" svg:y1="4.083cm" svg:x2="15.875cm" svg:y2="4.083cm">
          <text:p/>
        </draw:line>
        <draw:frame draw:style-name="gr5" draw:text-style-name="P6" draw:layer="layout" svg:width="2.54cm" svg:height="0.489cm" svg:x="13.589cm" svg:y="3.594cm">
          <draw:text-box>
            <text:p text:style-name="P5"><text:span text:style-name="T1">connect</text:span></text:p>
          </draw:text-box>
        </draw:frame>
        <draw:frame draw:style-name="gr6" draw:text-style-name="P6" draw:layer="layout" svg:width="2.54cm" svg:height="0.965cm" svg:x="13.644cm" svg:y="4.115cm">
          <draw:text-box>
            <text:p text:style-name="P5"><text:span text:style-name="T1">init Wi-Fi</text:span></text:p>
            <text:p text:style-name="P5"><text:span text:style-name="T1">configure </text:span><text:span text:style-name="T1">Wi-Fi</text:span></text:p>
            <text:p text:style-name="P5"><text:span text:style-name="T1">start Wi-</text:span><text:span text:style-name="T1">Fi</text:span></text:p>
          </draw:text-box>
        </draw:frame>
        <draw:line draw:style-name="gr4" draw:text-style-name="P4" draw:layer="layout" svg:x1="13.716cm" svg:y1="7.982cm" svg:x2="15.748cm" svg:y2="7.982cm">
          <text:p/>
        </draw:line>
        <draw:frame draw:style-name="gr5" draw:text-style-name="P6" draw:layer="layout" svg:width="2.54cm" svg:height="0.489cm" svg:x="13.462cm" svg:y="7.493cm">
          <draw:text-box>
            <text:p text:style-name="P5"><text:span text:style-name="T1">STA OK</text:span></text:p>
          </draw:text-box>
        </draw:frame>
        <draw:frame draw:style-name="gr7" draw:text-style-name="P6" draw:layer="layout" svg:width="2.54cm" svg:height="0.727cm" svg:x="13.462cm" svg:y="8.001cm">
          <draw:text-box>
            <text:p text:style-name="P5"><text:span text:style-name="T1">connect to AP</text:span></text:p>
            <text:p text:style-name="P5"><text:span text:style-name="T1">start IP timer</text:span></text:p>
          </draw:text-box>
        </draw:frame>
        <draw:custom-shape draw:style-name="gr8" draw:text-style-name="P2" xml:id="id4" draw:id="id4" draw:layer="layout" svg:width="1.778cm" svg:height="1.155cm" svg:x="15.24cm" svg:y="9.779cm">
          <text:p text:style-name="P1"><text:span text:style-name="T1">wait_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6.101cm" svg:y1="6.807cm" svg:x2="16.129cm" svg:y2="9.779cm" draw:start-shape="id3" draw:start-glue-point="8" draw:end-shape="id4" draw:end-glue-point="4" svg:d="M16101 6807c0 2229 28 743 28 2972" svg:viewBox="0 0 29 2973">
          <text:p/>
        </draw:connector>
        <draw:custom-shape draw:style-name="gr8" draw:text-style-name="P2" xml:id="id5" draw:id="id5" draw:layer="layout" svg:width="1.778cm" svg:height="1.155cm" svg:x="17.907cm" svg:y="13.958cm">
          <text:p text:style-name="P1"><text:span text:style-name="T1">wait_stop_</text:span></text:p>
          <text:p text:style-name="P1"><text:span text:style-name="T1">on_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6.129cm" svg:y1="10.934cm" svg:x2="18.796cm" svg:y2="13.958cm" draw:start-shape="id4" draw:start-glue-point="8" draw:end-shape="id5" draw:end-glue-point="4" svg:d="M16129 10934c0 2268 2667 756 2667 3024" svg:viewBox="0 0 2668 3025">
          <text:p/>
        </draw:connector>
        <draw:line draw:style-name="gr4" draw:text-style-name="P4" draw:layer="layout" svg:x1="17.145cm" svg:y1="11.665cm" svg:x2="19.177cm" svg:y2="11.665cm">
          <text:p/>
        </draw:line>
        <draw:frame draw:style-name="gr5" draw:text-style-name="P6" draw:layer="layout" svg:width="2.54cm" svg:height="0.489cm" svg:x="16.891cm" svg:y="11.176cm">
          <draw:text-box>
            <text:p text:style-name="P5"><text:span text:style-name="T1">disconnected</text:span></text:p>
          </draw:text-box>
        </draw:frame>
        <draw:frame draw:style-name="gr7" draw:text-style-name="P6" draw:layer="layout" svg:width="2.54cm" svg:height="0.727cm" svg:x="16.891cm" svg:y="11.684cm">
          <draw:text-box>
            <text:p text:style-name="P5"><text:span text:style-name="T1">stop IP timer</text:span></text:p>
            <text:p text:style-name="P5"><text:span text:style-name="T1">stop Wi-Fi</text:span></text:p>
          </draw:text-box>
        </draw:frame>
        <draw:custom-shape draw:style-name="gr8" draw:text-style-name="P2" xml:id="id6" draw:id="id6" draw:layer="layout" svg:width="1.778cm" svg:height="1.155cm" svg:x="12.954cm" svg:y="13.958cm">
          <text:p text:style-name="P1"><text:span text:style-name="T1">wait_dis_</text:span></text:p>
          <text:p text:style-name="P1"><text:span text:style-name="T1">on_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6.129cm" svg:y1="10.934cm" svg:x2="13.843cm" svg:y2="13.958cm" draw:start-shape="id4" draw:start-glue-point="8" draw:end-shape="id6" draw:end-glue-point="4" svg:d="M16129 10934c0 2268-2286 756-2286 3024" svg:viewBox="0 0 2287 3025">
          <text:p/>
        </draw:connector>
        <draw:line draw:style-name="gr4" draw:text-style-name="P4" draw:layer="layout" svg:x1="14.478cm" svg:y1="13.189cm" svg:x2="16.51cm" svg:y2="13.189cm">
          <text:p/>
        </draw:line>
        <draw:frame draw:style-name="gr5" draw:text-style-name="P6" draw:layer="layout" svg:width="2.54cm" svg:height="0.489cm" svg:x="14.224cm" svg:y="12.7cm">
          <draw:text-box>
            <text:p text:style-name="P5"><text:span text:style-name="T1">timeout</text:span></text:p>
          </draw:text-box>
        </draw:frame>
        <draw:frame draw:style-name="gr7" draw:text-style-name="P6" draw:layer="layout" svg:width="2.54cm" svg:height="0.727cm" svg:x="14.224cm" svg:y="13.208cm">
          <draw:text-box>
            <text:p text:style-name="P5"><text:span text:style-name="T1">disconnect Wi-Fi</text:span></text:p>
            <text:p text:style-name="P5"><text:span text:style-name="T1"/></text:p>
          </draw:text-box>
        </draw:frame>
        <draw:custom-shape draw:style-name="gr8" draw:text-style-name="P2" xml:id="id7" draw:id="id7" draw:layer="layout" svg:width="1.778cm" svg:height="1.155cm" svg:x="6.477cm" svg:y="12.18cm">
          <text:p text:style-name="P1"><text:span text:style-name="T1">wait_dis_cm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6.129cm" svg:y1="10.934cm" svg:x2="8.255cm" svg:y2="12.758cm" draw:start-shape="id4" draw:start-glue-point="8" draw:end-shape="id7" draw:end-glue-point="10" svg:d="M16129 10934c0 1216-2624 1824-7874 1824" svg:viewBox="0 0 7875 1825">
          <text:p/>
        </draw:connector>
        <draw:line draw:style-name="gr4" draw:text-style-name="P4" draw:layer="layout" svg:x1="9.525cm" svg:y1="13.224cm" svg:x2="11.557cm" svg:y2="13.224cm">
          <text:p/>
        </draw:line>
        <draw:frame draw:style-name="gr5" draw:text-style-name="P6" draw:layer="layout" svg:width="2.54cm" svg:height="0.489cm" svg:x="9.271cm" svg:y="12.735cm">
          <draw:text-box>
            <text:p text:style-name="P5"><text:span text:style-name="T1">IP assigned</text:span></text:p>
          </draw:text-box>
        </draw:frame>
        <draw:frame draw:style-name="gr7" draw:text-style-name="P6" draw:layer="layout" svg:width="2.54cm" svg:height="0.727cm" svg:x="9.271cm" svg:y="13.243cm">
          <draw:text-box>
            <text:p text:style-name="P5"><text:span text:style-name="T1">stop IP timer</text:span></text:p>
            <text:p text:style-name="P5"><text:span text:style-name="T1"/></text:p>
          </draw:text-box>
        </draw:frame>
        <draw:connector draw:style-name="gr3" draw:text-style-name="P4" draw:layer="layout" draw:type="curve" svg:x1="6.477cm" svg:y1="12.758cm" svg:x2="9.652cm" svg:y2="19.489cm" draw:start-shape="id7" draw:start-glue-point="6" draw:end-shape="id8" draw:end-glue-point="6" svg:d="M6477 12758c-789 0-2376 6731 3175 6731" svg:viewBox="0 0 4006 6732">
          <text:p/>
        </draw:connector>
        <draw:line draw:style-name="gr4" draw:text-style-name="P4" draw:layer="layout" svg:x1="3.937cm" svg:y1="18.177cm" svg:x2="5.969cm" svg:y2="18.177cm">
          <text:p/>
        </draw:line>
        <draw:frame draw:style-name="gr7" draw:text-style-name="P6" draw:layer="layout" svg:width="2.54cm" svg:height="0.727cm" svg:x="3.646cm" svg:y="17.42cm">
          <draw:text-box>
            <text:p text:style-name="P5"><text:span text:style-name="T1">disconnection request</text:span></text:p>
          </draw:text-box>
        </draw:frame>
        <draw:frame draw:style-name="gr7" draw:text-style-name="P6" draw:layer="layout" svg:width="2.54cm" svg:height="0.727cm" svg:x="3.683cm" svg:y="18.196cm">
          <draw:text-box>
            <text:p text:style-name="P5"><text:span text:style-name="T1">disconnect Wi-Fi</text:span></text:p>
            <text:p text:style-name="P5"><text:span text:style-name="T1"/></text:p>
          </draw:text-box>
        </draw:frame>
        <draw:line draw:style-name="gr4" draw:text-style-name="P4" draw:layer="layout" svg:x1="13.843cm" svg:y1="16.272cm" svg:x2="15.875cm" svg:y2="16.272cm">
          <text:p/>
        </draw:line>
        <draw:frame draw:style-name="gr5" draw:text-style-name="P6" draw:layer="layout" svg:width="2.54cm" svg:height="0.489cm" svg:x="13.589cm" svg:y="15.783cm">
          <draw:text-box>
            <text:p text:style-name="P5"><text:span text:style-name="T1">disconnected</text:span></text:p>
          </draw:text-box>
        </draw:frame>
        <draw:frame draw:style-name="gr9" draw:text-style-name="P6" draw:layer="layout" svg:width="2.54cm" svg:height="0.508cm" svg:x="13.589cm" svg:y="16.256cm">
          <draw:text-box>
            <text:p text:style-name="P5"><text:span text:style-name="T1">stop Wi-Fi</text:span></text:p>
          </draw:text-box>
        </draw:frame>
        <draw:connector draw:style-name="gr3" draw:text-style-name="P4" draw:layer="layout" draw:type="curve" svg:x1="13.843cm" svg:y1="15.113cm" svg:x2="17.907cm" svg:y2="14.536cm" draw:start-shape="id6" draw:start-glue-point="8" draw:end-shape="id5" draw:end-glue-point="6" svg:d="M13843 15113c0 789 1239 657 1660 316s24-893 2404-893" svg:viewBox="0 0 4065 1163">
          <text:p/>
        </draw:connector>
        <draw:connector draw:style-name="gr3" draw:text-style-name="P4" draw:layer="layout" draw:type="curve" svg:x1="19.685cm" svg:y1="14.536cm" svg:x2="16.99cm" svg:y2="2.229cm" draw:start-shape="id5" draw:start-glue-point="10" draw:end-shape="id2" draw:end-glue-point="10" svg:d="M19685 14536c790 0 2138-12307-2695-12307" svg:viewBox="0 0 3489 12308">
          <text:p/>
        </draw:connector>
        <draw:line draw:style-name="gr4" draw:text-style-name="P4" draw:layer="layout" svg:x1="18.161cm" svg:y1="8.109cm" svg:x2="20.193cm" svg:y2="8.109cm">
          <text:p/>
        </draw:line>
        <draw:frame draw:style-name="gr5" draw:text-style-name="P6" draw:layer="layout" svg:width="2.54cm" svg:height="0.489cm" svg:x="17.907cm" svg:y="7.62cm">
          <draw:text-box>
            <text:p text:style-name="P5"><text:span text:style-name="T1">Wi-Fi stopped</text:span></text:p>
          </draw:text-box>
        </draw:frame>
        <draw:custom-shape draw:style-name="gr8" draw:text-style-name="P2" xml:id="id8" draw:id="id8" draw:layer="layout" svg:width="1.778cm" svg:height="1.155cm" svg:x="9.652cm" svg:y="18.911cm">
          <text:p text:style-name="P1"><text:span text:style-name="T1">wait_d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9" draw:id="id9" draw:layer="layout" svg:width="1.778cm" svg:height="1.155cm" svg:x="20.193cm" svg:y="17.26cm">
          <text:p text:style-name="P1"><text:span text:style-name="T1">wait_sto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43cm" svg:y1="19.489cm" svg:x2="20.193cm" svg:y2="17.838cm" draw:start-shape="id8" draw:start-glue-point="10" draw:end-shape="id9" draw:end-glue-point="6" svg:d="M11430 19489c6573 0 2192-1651 8763-1651" svg:viewBox="0 0 8764 1652">
          <text:p/>
        </draw:connector>
        <draw:line draw:style-name="gr4" draw:text-style-name="P4" draw:layer="layout" svg:x1="11.938cm" svg:y1="20.082cm" svg:x2="13.97cm" svg:y2="20.082cm">
          <text:p/>
        </draw:line>
        <draw:frame draw:style-name="gr5" draw:text-style-name="P6" draw:layer="layout" svg:width="2.54cm" svg:height="0.489cm" svg:x="11.684cm" svg:y="19.593cm">
          <draw:text-box>
            <text:p text:style-name="P5"><text:span text:style-name="T1">disconnected</text:span></text:p>
          </draw:text-box>
        </draw:frame>
        <draw:frame draw:style-name="gr9" draw:text-style-name="P6" draw:layer="layout" svg:width="2.54cm" svg:height="0.508cm" svg:x="11.684cm" svg:y="20.066cm">
          <draw:text-box>
            <text:p text:style-name="P5"><text:span text:style-name="T1">stop Wi-Fi</text:span></text:p>
          </draw:text-box>
        </draw:frame>
        <draw:connector draw:style-name="gr3" draw:text-style-name="P4" draw:layer="layout" draw:type="curve" svg:x1="21.971cm" svg:y1="17.838cm" svg:x2="17.007cm" svg:y2="2.188cm" draw:start-shape="id9" draw:start-glue-point="10" svg:d="M21971 17838c790 0 3272-15650-4964-15650" svg:viewBox="0 0 5936 15651">
          <text:p/>
        </draw:connector>
        <draw:line draw:style-name="gr4" draw:text-style-name="P4" draw:layer="layout" svg:x1="20.574cm" svg:y1="14.967cm" svg:x2="22.606cm" svg:y2="14.967cm">
          <text:p/>
        </draw:line>
        <draw:frame draw:style-name="gr5" draw:text-style-name="P6" draw:layer="layout" svg:width="2.54cm" svg:height="0.489cm" svg:x="20.32cm" svg:y="14.478cm">
          <draw:text-box>
            <text:p text:style-name="P5"><text:span text:style-name="T1">Wi-Fi stopped</text:span></text:p>
          </draw:text-box>
        </draw:frame>
        <draw:connector draw:style-name="gr3" draw:text-style-name="P4" draw:layer="layout" draw:type="curve" draw:line-skew="1.18cm" svg:x1="7.366cm" svg:y1="13.335cm" svg:x2="18.796cm" svg:y2="15.113cm" draw:start-shape="id7" draw:start-glue-point="8" draw:end-shape="id5" draw:end-glue-point="8" svg:d="M7366 13335c0 5226 11430 4337 11430 1778" svg:viewBox="0 0 11431 3819">
          <text:p/>
        </draw:connector>
        <draw:line draw:style-name="gr4" draw:text-style-name="P4" draw:layer="layout" svg:x1="9.144cm" svg:y1="15.983cm" svg:x2="11.176cm" svg:y2="15.983cm">
          <text:p/>
        </draw:line>
        <draw:frame draw:style-name="gr5" draw:text-style-name="P6" draw:layer="layout" svg:width="2.54cm" svg:height="0.489cm" svg:x="8.89cm" svg:y="15.494cm">
          <draw:text-box>
            <text:p text:style-name="P5"><text:span text:style-name="T1">disconnected</text:span></text:p>
          </draw:text-box>
        </draw:frame>
        <draw:frame draw:style-name="gr9" draw:text-style-name="P6" draw:layer="layout" svg:width="2.54cm" svg:height="0.508cm" svg:x="8.89cm" svg:y="15.967cm">
          <draw:text-box>
            <text:p text:style-name="P5"><text:span text:style-name="T1">stop Wi-F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7:54:12.728011801</meta:creation-date>
    <dc:date>2023-04-30T07:47:55.838925613</dc:date>
    <meta:editing-duration>P3DT3H1M43S</meta:editing-duration>
    <meta:editing-cycles>42</meta:editing-cycles>
    <meta:generator>LibreOffice/6.4.7.2$Linux_X86_64 LibreOffice_project/40$Build-2</meta:generator>
    <meta:document-statistic meta:object-count="52"/>
  </office:meta>
</office:document-meta>
</file>